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5D00000097D8A7A9D79AF037C1.png" manifest:media-type="image/png"/>
  <manifest:file-entry manifest:full-path="Pictures/10001E0B0000160E00001623C4013914ADAE8809.svg" manifest:media-type="image/svg+xml"/>
  <manifest:file-entry manifest:full-path="Pictures/1000000000000020000000204B249CA79A42C6D7.png" manifest:media-type="image/png"/>
  <manifest:file-entry manifest:full-path="Pictures/10000201000000D5000000D64F83985DB2D1FBA8.png" manifest:media-type="image/png"/>
  <manifest:file-entry manifest:full-path="Pictures/10001DE20000160E00001623B548BC16238DA977.svg" manifest:media-type="image/svg+xml"/>
  <manifest:file-entry manifest:full-path="Pictures/100336760000A85600000F9D02DAFAD82C8A3271.svg" manifest:media-type="image/svg+xml"/>
  <manifest:file-entry manifest:full-path="Pictures/10000201000000D5000000D6E9BD163EB65ADD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14cm" fo:min-width="0.613cm" fo:padding-top="0.1cm" fo:padding-bottom="0.1cm" fo:padding-left="0.1cm" fo:padding-right="0.1cm"/>
    </style:style>
    <style:style style:name="gr4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0.674cm" fo:min-width="1.624cm" fo:padding-top="0.151cm" fo:padding-bottom="0.151cm" fo:padding-left="0.276cm" fo:padding-right="0.276cm"/>
    </style:style>
    <style:style style:name="gr5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6cm, 0cm, 0cm, 0cm)" draw:image-opacity="100%" style:mirror="none"/>
    </style:style>
    <style:style style:name="gr9" style:family="graphic" style:parent-style-name="standard">
      <style:graphic-properties draw:stroke="solid" svg:stroke-width="0.053cm" svg:stroke-color="#579d1c" draw:marker-start-width="0.38cm" draw:marker-end-width="0.38cm" draw:fill-color="#579d1c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891cm"/>
    </style:style>
    <style:style style:name="gr11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14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0.674cm" fo:min-width="1.624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svg:stroke-color="#0084d1" draw:marker-start-width="0.38cm" draw:marker-end-width="0.38cm" draw:fill-color="#0084d1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875cm"/>
    </style:style>
    <style:style style:name="gr17" style:family="graphic" style:parent-style-name="objectwithoutfill">
      <style:graphic-properties svg:stroke-width="0.08cm" svg:stroke-color="#579d1c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cm" svg:stroke-color="#0084d1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.01cm" fo:padding-top="0.145cm" fo:padding-bottom="0.145cm" fo:padding-left="0.12cm" fo:padding-right="0.12cm"/>
    </style:style>
    <style:style style:name="gr20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Hack" fo:font-size="14pt" style:font-size-asian="14pt" style:font-size-complex="14pt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loext:graphic-properties draw:fill="none" draw:fill-color="#ffffff"/>
      <style:text-properties style:font-name="Hack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579d1c"/>
      <style:paragraph-properties fo:text-align="center"/>
      <style:text-properties fo:color="#ffffff" style:font-name="Hack" fo:font-size="10.5pt" style:font-size-asian="10.5pt" style:font-size-complex="10.5pt"/>
    </style:style>
    <style:style style:name="P8" style:family="paragraph">
      <loext:graphic-properties draw:fill-color="#c5000b"/>
      <style:paragraph-properties fo:text-align="center"/>
      <style:text-properties fo:color="#ffffff" style:font-name="Hack" fo:font-size="10.5pt" style:font-size-asian="10.5pt" style:font-size-complex="10.5pt"/>
    </style:style>
    <style:style style:name="P9" style:family="paragraph">
      <loext:graphic-properties draw:fill="solid" draw:fill-color="#c5000b"/>
      <style:paragraph-properties fo:text-align="center"/>
    </style:style>
    <style:style style:name="P10" style:family="paragraph">
      <loext:graphic-properties draw:fill-color="#0084d1"/>
      <style:paragraph-properties fo:text-align="center"/>
      <style:text-properties fo:color="#ffffff" style:font-name="Hack" fo:font-size="10.5pt" style:font-size-asian="10.5pt" style:font-size-complex="10.5pt"/>
    </style:style>
    <style:style style:name="P11" style:family="paragraph">
      <loext:graphic-properties draw:fill="none" draw:fill-color="#ffffff"/>
      <style:text-properties fo:color="#0084d1" style:font-name="Hack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00ae00"/>
    </style:style>
    <style:style style:name="P13" style:family="paragraph">
      <loext:graphic-properties draw:fill="none" draw:fill-color="#ffffff"/>
      <style:text-properties fo:color="#00ae00" style:font-name="Hack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Hack" fo:font-size="11pt" style:font-size-asian="11pt" style:font-size-complex="11pt"/>
    </style:style>
    <style:style style:name="T2" style:family="text">
      <style:text-properties style:font-name="Hack" fo:font-size="12pt" style:font-size-asian="12pt" style:font-size-complex="12pt"/>
    </style:style>
    <style:style style:name="T3" style:family="text">
      <style:text-properties fo:color="#ffffff" style:font-name="Hack" fo:font-size="10.5pt" style:font-size-asian="10.5pt" style:font-size-complex="10.5pt"/>
    </style:style>
    <style:style style:name="T4" style:family="text">
      <style:text-properties fo:color="#ffffff" style:font-name="Hack" fo:font-size="14pt" style:font-size-asian="14pt" style:font-size-complex="14pt"/>
    </style:style>
    <style:style style:name="T5" style:family="text">
      <style:text-properties fo:color="#0084d1" style:font-name="Hack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ae00" style:font-name="Hack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45cm" svg:y1="1.88cm" svg:x2="10.2cm" svg:y2="1.88cm">
          <text:p/>
        </draw:line>
        <draw:frame draw:style-name="gr2" draw:text-style-name="P1" draw:layer="layout" svg:width="2cm" svg:height="2.43cm" svg:x="0.375cm" svg:y="2.665cm">
          <draw:image xlink:href="Pictures/10001E0B0000160E00001623C4013914ADAE8809.svg" xlink:type="simple" xlink:show="embed" xlink:actuate="onLoad">
            <text:p/>
          </draw:image>
          <draw:image xlink:href="Pictures/10000201000000D5000000D64F83985DB2D1FBA8.png" xlink:type="simple" xlink:show="embed" xlink:actuate="onLoad"/>
        </draw:frame>
        <draw:frame draw:style-name="gr3" draw:text-style-name="P2" draw:layer="layout" svg:width="1.599cm" svg:height="0.65cm" svg:x="0.52cm" svg:y="3.618cm">
          <draw:text-box>
            <text:p><text:span text:style-name="T1">Spok</text:span><text:span text:style-name="T1">e1</text:span></text:p>
          </draw:text-box>
        </draw:frame>
        <draw:line draw:style-name="gr1" draw:text-style-name="P1" draw:layer="layout" svg:x1="1.35cm" svg:y1="4.205cm" svg:x2="1.35cm" svg:y2="5.08cm">
          <text:p/>
        </draw:line>
        <draw:custom-shape draw:style-name="gr4" draw:text-style-name="P1" draw:layer="layout" svg:width="2.2cm" svg:height="1cm" svg:x="2.2cm" svg:y="6.48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5" draw:text-style-name="P3" draw:layer="layout" svg:width="3.68cm" svg:height="2.741cm" svg:x="13.046cm" svg:y="0.378cm" svg:viewBox="0 0 3681 2742" svg:d="M3276 1895c451 810-633 747-969 683-359 271-810 181-991-89-287 245-1164 280-990-452-360-180-538-811 91-1082-212-530 516-822 899-541 181-631 965-478 1150 38 450-271 1374 141 810 541 540 270 540 721 0 902z">
            <text:p/>
          </draw:path>
          <draw:path draw:style-name="gr6" draw:text-style-name="P4" draw:layer="layout" svg:width="0.154cm" svg:height="0.247cm" svg:x="16.444cm" svg:y="2.374cm" svg:viewBox="0 0 155 248" svg:d="M71 0c43 86 70 163 84 233l-38 7-39 8c-12-63-38-133-78-214l36-16z">
            <text:p/>
          </draw:path>
          <draw:path draw:style-name="gr6" draw:text-style-name="P4" draw:layer="layout" svg:width="0.135cm" svg:height="0.243cm" svg:x="16.473cm" svg:y="2.697cm" svg:viewBox="0 0 136 244" svg:d="M136 0v15c0 47-6 87-18 125-14 39-32 74-55 104l-32-23-31-24c18-24 33-51 42-80 10-31 16-65 16-102v-12l38-1z">
            <text:p/>
          </draw:path>
          <draw:path draw:style-name="gr6" draw:text-style-name="P4" draw:layer="layout" svg:width="0.246cm" svg:height="0.177cm" svg:x="16.23cm" svg:y="2.946cm" svg:viewBox="0 0 247 178" svg:d="M247 59c-29 27-65 50-102 70-38 19-78 36-120 49l-13-38-12-38c38-11 74-26 108-44 33-16 62-36 88-58l26 30z">
            <text:p/>
          </draw:path>
          <draw:path draw:style-name="gr6" draw:text-style-name="P4" draw:layer="layout" svg:width="0.246cm" svg:height="0.11cm" svg:x="15.929cm" svg:y="3.069cm" svg:viewBox="0 0 247 111" svg:d="M247 77c-77 18-159 28-241 34l-3-40-3-39c78-6 156-14 230-32l8 38z">
            <text:p/>
          </draw:path>
          <draw:path draw:style-name="gr6" draw:text-style-name="P4" draw:layer="layout" svg:width="0.241cm" svg:height="0.085cm" svg:x="15.61cm" svg:y="3.096cm" svg:viewBox="0 0 242 86" svg:d="M242 86h-48c-68 0-134-2-194-8l4-38 3-40c59 6 122 8 187 8 16 0 31 0 47-1l1 40z">
            <text:p/>
          </draw:path>
          <draw:path draw:style-name="gr6" draw:text-style-name="P4" draw:layer="layout" svg:width="0.233cm" svg:height="0.15cm" svg:x="15.305cm" svg:y="3.074cm" svg:viewBox="0 0 234 151" svg:d="M225 93c-29-3-55-7-78-11-36 25-73 49-109 69l-19-34-19-35c38-21 78-46 115-74l3-2c5-6 14-6 20-6 3 0 4 0 8 2 25 4 56 8 88 12l-4 40zM132 78c5 2 10 3 15 4 5-4 9-8 15-11l-24-31z">
            <text:p/>
          </draw:path>
          <draw:path draw:style-name="gr6" draw:text-style-name="P4" draw:layer="layout" svg:width="0.247cm" svg:height="0.146cm" svg:x="15.021cm" svg:y="3.19cm" svg:viewBox="0 0 248 147" svg:d="M248 71c-78 38-158 62-234 76l-7-38-7-39c70-14 142-36 215-70l17 36z">
            <text:p/>
          </draw:path>
          <draw:path draw:style-name="gr6" draw:text-style-name="P4" draw:layer="layout" svg:width="0.247cm" svg:height="0.1cm" svg:x="14.707cm" svg:y="3.249cm" svg:viewBox="0 0 248 101" svg:d="M248 99c-20 1-40 2-60 2-66 0-129-8-188-25l10-38 12-38c52 14 108 22 166 22 18 0 35 0 54-1l4 38z">
            <text:p/>
          </draw:path>
          <draw:path draw:style-name="gr6" draw:text-style-name="P4" draw:layer="layout" svg:width="0.235cm" svg:height="0.2cm" svg:x="14.423cm" svg:y="3.096cm" svg:viewBox="0 0 236 201" svg:d="M204 201c-78-34-146-84-204-147l30-28 29-26c49 55 110 98 177 128l-15 35z">
            <text:p/>
          </draw:path>
          <draw:path draw:style-name="gr6" draw:text-style-name="P4" draw:layer="layout" svg:width="0.247cm" svg:height="0.166cm" svg:x="14.18cm" svg:y="3.043cm" svg:viewBox="0 0 248 167" svg:d="M248 62c-31 24-66 45-106 63-40 17-80 32-123 42l-9-38-10-39c38-9 75-21 110-36 34-16 63-33 89-54l24 30z">
            <text:p/>
          </draw:path>
          <draw:path draw:style-name="gr6" draw:text-style-name="P4" draw:layer="layout" svg:width="0.247cm" svg:height="0.085cm" svg:x="13.869cm" svg:y="3.147cm" svg:viewBox="0 0 248 86" svg:d="M248 78c-42 6-83 8-126 8-40 0-81-2-122-8l6-38 4-38c36 4 75 6 112 6 38 0 77-2 115-8l5 38z">
            <text:p/>
          </draw:path>
          <draw:path draw:style-name="gr6" draw:text-style-name="P4" draw:layer="layout" svg:width="0.249cm" svg:height="0.154cm" svg:x="13.556cm" svg:y="3.058cm" svg:viewBox="0 0 250 155" svg:d="M233 155c-82-17-162-46-233-86l19-35 19-34c65 36 137 62 212 78l-9 39z">
            <text:p/>
          </draw:path>
          <draw:path draw:style-name="gr6" draw:text-style-name="P4" draw:layer="layout" svg:width="0.214cm" svg:height="0.227cm" svg:x="13.317cm" svg:y="2.854cm" svg:viewBox="0 0 215 228" svg:d="M169 228c-67-51-127-113-169-188l34-19 35-21c37 66 87 119 146 163l-23 31z">
            <text:p/>
          </draw:path>
          <draw:path draw:style-name="gr6" draw:text-style-name="P4" draw:layer="layout" svg:width="0.116cm" svg:height="0.244cm" svg:x="13.238cm" svg:y="2.573cm" svg:viewBox="0 0 117 245" svg:d="M42 245c-27-69-42-149-42-237v-8h40l39 2v6c0 78 13 147 38 209l-38 15z">
            <text:p/>
          </draw:path>
          <draw:path draw:style-name="gr6" draw:text-style-name="P4" draw:layer="layout" svg:width="0.249cm" svg:height="0.2cm" svg:x="13.075cm" svg:y="2.316cm" svg:viewBox="0 0 250 201" svg:d="M170 170l36 4 4-8-40-5c0 2 0 6 0 9zM247 179l-39-5h-2l-14 27c-70-34-136-84-192-147l30-28 29-26c49 55 106 100 167 130 2 1 3 1 3 2 0 8 11 8 15 14 4 7 6 13 6 20 0 2 0 3-2 5 0 3 0 5-1 8z">
            <text:p/>
          </draw:path>
          <draw:path draw:style-name="gr6" draw:text-style-name="P4" draw:layer="layout" svg:width="0.173cm" svg:height="0.246cm" svg:x="12.913cm" svg:y="2.057cm" svg:viewBox="0 0 174 247" svg:d="M110 247c-47-67-84-143-110-224l37-12 37-11c24 73 58 140 100 201l-32 22z">
            <text:p/>
          </draw:path>
          <draw:path draw:style-name="gr6" draw:text-style-name="P4" draw:layer="layout" svg:width="0.092cm" svg:height="0.248cm" svg:x="12.875cm" svg:y="1.751cm" svg:viewBox="0 0 93 249" svg:d="M17 249c-11-50-17-102-17-154 0-32 2-63 6-95l39 6 40 5c-4 27-7 56-7 84 0 47 6 93 15 139l-38 7z">
            <text:p/>
          </draw:path>
          <draw:path draw:style-name="gr6" draw:text-style-name="P4" draw:layer="layout" svg:width="0.172cm" svg:height="0.246cm" svg:x="12.897cm" svg:y="1.444cm" svg:viewBox="0 0 173 247" svg:d="M0 226c22-79 56-156 110-226l31 25 32 23c-47 63-79 129-96 199l-39-11z">
            <text:p/>
          </draw:path>
          <draw:path draw:style-name="gr6" draw:text-style-name="P4" draw:layer="layout" svg:width="0.233cm" svg:height="0.202cm" svg:x="13.061cm" svg:y="1.233cm" svg:viewBox="0 0 234 203" svg:d="M0 148c52-55 118-106 196-148l19 34 19 35c-71 40-130 84-176 134l-29-27z">
            <text:p/>
          </draw:path>
          <draw:path draw:style-name="gr6" draw:text-style-name="P4" draw:layer="layout" svg:width="0.122cm" svg:height="0.254cm" svg:x="13.29cm" svg:y="1.012cm" svg:viewBox="0 0 123 255" svg:d="M42 183l16 36 26-11-15-36c-9 3-18 7-27 11zM74 255l-16-36-10 4c-34-80-48-154-48-223h40 38c0 59 14 124 43 193 1 6 2 10 2 15 0 8-1 14-5 20-3 5-8 10-14 15-2 1-2 1-5 1-9 4-17 8-25 11z">
            <text:p/>
          </draw:path>
          <draw:path draw:style-name="gr6" draw:text-style-name="P4" draw:layer="layout" svg:width="0.176cm" svg:height="0.239cm" svg:x="13.298cm" svg:y="0.701cm" svg:viewBox="0 0 177 240" svg:d="M0 226c8-45 23-86 44-124 21-37 46-72 77-102l27 27 29 28c-26 26-47 54-63 85-18 31-30 65-36 100l-40-7z">
            <text:p/>
          </draw:path>
          <draw:path draw:style-name="gr6" draw:text-style-name="P4" draw:layer="layout" svg:width="0.246cm" svg:height="0.168cm" svg:x="13.483cm" svg:y="0.539cm" svg:viewBox="0 0 247 169" svg:d="M0 105c66-47 142-83 228-105l9 38 10 38c-74 19-143 51-201 93l-23-32z">
            <text:p/>
          </draw:path>
          <draw:path draw:style-name="gr6" draw:text-style-name="P4" draw:layer="layout" svg:width="0.249cm" svg:height="0.088cm" svg:x="13.792cm" svg:y="0.514cm" svg:viewBox="0 0 250 89" svg:d="M0 10c38-7 78-10 118-10 44 0 88 4 132 11l-8 39-6 39c-38-7-78-9-118-9-36 0-72 2-106 6l-6-38z">
            <text:p/>
          </draw:path>
          <draw:path draw:style-name="gr6" draw:text-style-name="P4" draw:layer="layout" svg:width="0.257cm" svg:height="0.19cm" svg:x="14.101cm" svg:y="0.542cm" svg:viewBox="0 0 258 191" svg:d="M22 0c77 22 152 56 220 104l-20 27 36 12c0 2 0 4-2 5-1 3-2 5-2 9-24 71-8 10-16 14-7 4-12 5-20 5-7 0-12-2-19-5-1-1-1-1-3-2-60-43-126-73-196-92l10-39zM218 136l4-5-1-1-37-13c-2 2-2 5-2 7z">
            <text:p/>
          </draw:path>
          <draw:path draw:style-name="gr6" draw:text-style-name="P4" draw:layer="layout" svg:width="0.206cm" svg:height="0.229cm" svg:x="14.318cm" svg:y="0.386cm" svg:viewBox="0 0 207 230" svg:d="M0 194c19-39 42-75 70-108 27-32 56-60 89-86l23 32 25 30c-27 23-53 47-77 75-22 29-44 60-60 93l-36-17z">
            <text:p/>
          </draw:path>
          <draw:path draw:style-name="gr6" draw:text-style-name="P4" draw:layer="layout" svg:width="0.249cm" svg:height="0.148cm" svg:x="14.547cm" svg:y="0.258cm" svg:viewBox="0 0 250 149" svg:d="M0 81c73-43 154-69 237-81l5 38 8 40c-76 11-147 35-210 71l-19-34z">
            <text:p/>
          </draw:path>
          <draw:path draw:style-name="gr6" draw:text-style-name="P4" draw:layer="layout" svg:width="0.245cm" svg:height="0.108cm" svg:x="14.867cm" svg:y="0.25cm" svg:viewBox="0 0 246 109" svg:d="M0 0h23c75 0 151 11 223 34l-12 37-11 38c-65-20-133-31-200-31-6 0-13 0-21 2v-40z">
            <text:p/>
          </draw:path>
          <draw:path draw:style-name="gr6" draw:text-style-name="P4" draw:layer="layout" svg:width="0.239cm" svg:height="0.193cm" svg:x="15.159cm" svg:y="0.312cm" svg:viewBox="0 0 240 194" svg:d="M31 0c76 33 147 78 209 137l-26 29-28 28c-54-52-117-93-186-121l17-37z">
            <text:p/>
          </draw:path>
          <draw:path draw:style-name="gr6" draw:text-style-name="P4" draw:layer="layout" svg:width="0.173cm" svg:height="0.251cm" svg:x="15.396cm" svg:y="0.51cm" svg:viewBox="0 0 174 252" svg:d="M60 0c47 58 87 124 114 199l-18 6 18 33c-5 3-11 6-16 10-6 3-13 4-20 4-6 0-13-1-20-4-6-4-11-8-15-15-1-1-1-4-1-5-27-69-61-127-102-178l30-24zM138 213l18-8-1-2-18-34c-7 3-12 6-19 10z">
            <text:p/>
          </draw:path>
          <draw:path draw:style-name="gr6" draw:text-style-name="P4" draw:layer="layout" svg:width="0.246cm" svg:height="0.118cm" svg:x="15.61cm" svg:y="0.6cm" svg:viewBox="0 0 247 119" svg:d="M0 45c77-28 160-43 246-45v40l1 38c-77 3-151 15-221 41l-12-37z">
            <text:p/>
          </draw:path>
          <draw:path draw:style-name="gr6" draw:text-style-name="P4" draw:layer="layout" svg:width="0.247cm" svg:height="0.12cm" svg:x="15.932cm" svg:y="0.602cm" svg:viewBox="0 0 248 121" svg:d="M6 0c82 6 164 22 242 46l-12 36-11 39c-73-23-148-37-225-43l3-40z">
            <text:p/>
          </draw:path>
          <draw:path draw:style-name="gr6" draw:text-style-name="P4" draw:layer="layout" svg:width="0.245cm" svg:height="0.183cm" svg:x="16.229cm" svg:y="0.675cm" svg:viewBox="0 0 246 184" svg:d="M29 0c81 32 153 73 217 121l-24 32-24 31c-57-44-125-82-198-111l14-37z">
            <text:p/>
          </draw:path>
          <draw:path draw:style-name="gr6" draw:text-style-name="P4" draw:layer="layout" svg:width="0.189cm" svg:height="0.237cm" svg:x="16.481cm" svg:y="0.849cm" svg:viewBox="0 0 190 238" svg:d="M55 0c34 33 63 67 85 103 23 37 41 76 50 116l-36 9-40 10c-8-31-22-63-40-93-20-30-44-60-74-87l27-29z">
            <text:p/>
          </draw:path>
          <draw:path draw:style-name="gr6" draw:text-style-name="P4" draw:layer="layout" svg:width="0.157cm" svg:height="0.239cm" svg:x="16.525cm" svg:y="1.154cm" svg:viewBox="0 0 158 240" svg:d="M158 2c0 39-8 80-25 120-15 39-40 79-73 118l-30-26-30-26c26-31 46-64 60-96 13-30 18-62 19-92l39 2z">
            <text:p/>
          </draw:path>
          <draw:path draw:style-name="gr6" draw:text-style-name="P4" draw:layer="layout" svg:width="0.217cm" svg:height="0.225cm" svg:x="16.536cm" svg:y="1.386cm" svg:viewBox="0 0 218 226" svg:d="M42 0c32 21 64 47 94 78 29 31 56 66 82 105l-34 22-33 21c-22-35-47-67-73-93-25-27-52-49-78-67l22-33z">
            <text:p/>
          </draw:path>
          <draw:path draw:style-name="gr6" draw:text-style-name="P4" draw:layer="layout" svg:width="0.144cm" svg:height="0.247cm" svg:x="16.725cm" svg:y="1.642cm" svg:viewBox="0 0 145 248" svg:d="M70 0c37 74 64 155 75 238l-39 6-39 4c-9-73-34-146-67-212l34-18z">
            <text:p/>
          </draw:path>
          <draw:path draw:style-name="gr6" draw:text-style-name="P4" draw:layer="layout" svg:width="0.137cm" svg:height="0.246cm" svg:x="16.737cm" svg:y="1.963cm" svg:viewBox="0 0 138 247" svg:d="M138 2c-1 42-8 84-19 125-11 42-29 82-53 120l-33-22-33-22c19-30 34-64 44-98s14-69 15-105l39 2z">
            <text:p/>
          </draw:path>
          <draw:path draw:style-name="gr6" draw:text-style-name="P4" draw:layer="layout" svg:width="0.239cm" svg:height="0.189cm" svg:x="16.509cm" svg:y="2.222cm" svg:viewBox="0 0 240 190" svg:d="M240 55c-26 27-58 52-92 75s-74 43-119 60l-15-37-14-36c38-16 74-33 106-54 28-19 54-40 76-63l29 27z">
            <text:p/>
          </draw:path>
        </draw:g>
        <draw:frame draw:style-name="gr7" draw:text-style-name="P5" draw:layer="layout" svg:width="2.534cm" svg:height="0.903cm" svg:x="14.125cm" svg:y="0.875cm">
          <draw:text-box>
            <text:p><text:span text:style-name="T2">I</text:span><text:span text:style-name="T2">n</text:span><text:span text:style-name="T2">t</text:span><text:span text:style-name="T2">e</text:span><text:span text:style-name="T2">r</text:span><text:span text:style-name="T2">n</text:span><text:span text:style-name="T2">e</text:span><text:span text:style-name="T2">t</text:span></text:p>
          </draw:text-box>
        </draw:frame>
        <draw:frame draw:style-name="gr8" draw:text-style-name="P1" draw:layer="layout" svg:width="2.4cm" svg:height="1.94cm" svg:x="12.075cm" svg:y="1.08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custom-shape draw:style-name="gr9" draw:text-style-name="P7" draw:layer="layout" svg:width="1.25cm" svg:height="0.375cm" svg:x="3.325cm" svg:y="2.58cm">
          <text:p text:style-name="P6"><text:span text:style-name="T3">trunk</text:span></text:p>
          <draw:enhanced-geometry svg:viewBox="0 0 21600 21600" draw:mirror-horizontal="true" draw:type="line-callout-1" draw:modifiers="-4385.61151079137 54402.1276595745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0" draw:text-style-name="P2" draw:layer="layout" svg:width="1.391cm" svg:height="0.823cm" svg:x="12.545cm" svg:y="1.552cm">
          <draw:text-box>
            <text:p><text:span text:style-name="T4">H</text:span><text:span text:style-name="T4">u</text:span><text:span text:style-name="T4">b</text:span></text:p>
          </draw:text-box>
        </draw:frame>
        <draw:line draw:style-name="gr1" draw:text-style-name="P1" draw:layer="layout" svg:x1="8.8cm" svg:y1="1.96cm" svg:x2="8.8cm" svg:y2="3.46cm">
          <text:p/>
        </draw:line>
        <draw:custom-shape draw:style-name="gr11" draw:text-style-name="P8" draw:layer="layout" svg:width="1.126cm" svg:height="0.375cm" svg:x="9.9cm" svg:y="2.38cm">
          <text:p text:style-name="P6"><text:span text:style-name="T3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8" draw:layer="layout" svg:width="1.126cm" svg:height="0.375cm" svg:x="10cm" svg:y="0.83cm">
          <text:p text:style-name="P6"><text:span text:style-name="T3">trunk</text:span></text:p>
          <draw:enhanced-geometry svg:viewBox="0 0 21600 21600" draw:mirror-horizontal="true" draw:mirror-vertical="false" draw:type="line-callout-1" draw:modifiers="-4868.1455190772 51185.1063829787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Gigabit-Layer-3-Switch-type-4.svg" draw:style-name="gr12" draw:text-style-name="P1" draw:layer="layout" svg:width="5cm" svg:height="0.46cm" svg:x="7.45cm" svg:y="1.58cm">
          <draw:image xlink:href="Pictures/100336760000A85600000F9D02DAFAD82C8A3271.svg" xlink:type="simple" xlink:show="embed" xlink:actuate="onLoad">
            <text:p/>
          </draw:image>
          <draw:image xlink:href="Pictures/100002010000065D00000097D8A7A9D79AF037C1.png" xlink:type="simple" xlink:show="embed" xlink:actuate="onLoad"/>
        </draw:frame>
        <draw:frame draw:name="Gigabit-Layer-3-Switch-type-4.svg" draw:style-name="gr12" draw:text-style-name="P1" draw:layer="layout" svg:width="5cm" svg:height="0.46cm" svg:x="6.05cm" svg:y="3.245cm">
          <draw:image xlink:href="Pictures/100336760000A85600000F9D02DAFAD82C8A3271.svg" xlink:type="simple" xlink:show="embed" xlink:actuate="onLoad">
            <text:p/>
          </draw:image>
          <draw:image xlink:href="Pictures/100002010000065D00000097D8A7A9D79AF037C1.png" xlink:type="simple" xlink:show="embed" xlink:actuate="onLoad"/>
        </draw:frame>
        <draw:custom-shape draw:style-name="gr13" draw:text-style-name="P9" draw:layer="layout" svg:width="0.25cm" svg:height="0.25cm" svg:x="11.3cm" svg:y="1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9" draw:layer="layout" svg:width="0.25cm" svg:height="0.25cm" svg:x="8.7cm" svg:y="2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" draw:text-style-name="P1" draw:layer="layout" svg:width="2.2cm" svg:height="1cm" svg:x="0.2cm" svg:y="4.58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25cm" svg:height="0.375cm" svg:x="6.575cm" svg:y="4.205cm">
          <text:p text:style-name="P6"><text:span text:style-name="T3">trunk</text:span></text:p>
          <draw:enhanced-geometry svg:viewBox="0 0 21600 21600" draw:mirror-horizontal="false" draw:mirror-vertical="false" draw:type="line-callout-1" draw:modifiers="-14676.2589928058 31538.2978723404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6" draw:text-style-name="P11" draw:layer="layout" svg:width="2.375cm" svg:height="0.75cm" svg:x="2cm" svg:y="6.88cm">
          <draw:text-box>
            <text:p><text:span text:style-name="T5">B</text:span><text:span text:style-name="T5">r</text:span><text:span text:style-name="T5">a</text:span><text:span text:style-name="T5">n</text:span><text:span text:style-name="T5">c</text:span><text:span text:style-name="T5">h</text:span></text:p>
          </draw:text-box>
        </draw:frame>
        <draw:line draw:style-name="gr17" draw:text-style-name="P1" draw:layer="layout" svg:x1="2.075cm" svg:y1="3.83cm" svg:x2="7.2cm" svg:y2="3.58cm">
          <text:p/>
        </draw:line>
        <draw:custom-shape draw:style-name="gr13" draw:text-style-name="P9" draw:layer="layout" svg:width="0.25cm" svg:height="0.25cm" svg:x="4.7cm" svg:y="3.5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8" draw:text-style-name="P1" draw:layer="layout" svg:x1="3.95cm" svg:y1="5.58cm" svg:x2="7.575cm" svg:y2="3.58cm">
          <text:p/>
        </draw:line>
        <draw:frame draw:style-name="gr2" draw:text-style-name="P1" draw:layer="layout" svg:width="2cm" svg:height="2.43cm" svg:x="2.325cm" svg:y="4.58cm">
          <draw:image xlink:href="Pictures/10001E0B0000160E00001623C4013914ADAE8809.svg" xlink:type="simple" xlink:show="embed" xlink:actuate="onLoad">
            <text:p/>
          </draw:image>
          <draw:image xlink:href="Pictures/10000201000000D5000000D64F83985DB2D1FBA8.png" xlink:type="simple" xlink:show="embed" xlink:actuate="onLoad"/>
        </draw:frame>
        <draw:frame draw:style-name="gr3" draw:text-style-name="P2" draw:layer="layout" svg:width="1.599cm" svg:height="0.65cm" svg:x="2.47cm" svg:y="5.533cm">
          <draw:text-box>
            <text:p><text:span text:style-name="T1">Spoke2</text:span></text:p>
          </draw:text-box>
        </draw:frame>
        <draw:custom-shape draw:style-name="gr19" draw:text-style-name="P9" draw:layer="layout" svg:width="0.25cm" svg:height="0.25cm" svg:x="5.4cm" svg:y="4.58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line draw:style-name="gr20" draw:text-style-name="P1" draw:layer="layout" svg:x1="1cm" svg:y1="5.08cm" svg:x2="1.75cm" svg:y2="5.08cm">
          <text:p/>
        </draw:line>
        <draw:line draw:style-name="gr1" draw:text-style-name="P1" draw:layer="layout" svg:x1="3.3cm" svg:y1="6.08cm" svg:x2="3.3cm" svg:y2="6.955cm">
          <text:p/>
        </draw:line>
        <draw:line draw:style-name="gr20" draw:text-style-name="P1" draw:layer="layout" svg:x1="2.95cm" svg:y1="6.955cm" svg:x2="3.7cm" svg:y2="6.955cm">
          <text:p/>
        </draw:line>
        <draw:frame draw:style-name="gr16" draw:text-style-name="P13" draw:layer="layout" svg:width="2.375cm" svg:height="0.75cm" svg:x="0cm" svg:y="4.98cm">
          <draw:text-box>
            <text:p text:style-name="P12"><text:span text:style-name="T6">B</text:span><text:span text:style-name="T6">r</text:span><text:span text:style-name="T6">a</text:span><text:span text:style-name="T6">n</text:span><text:span text:style-name="T6">c</text:span><text:span text:style-name="T6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9-24T16:03:25.637578126</dc:date>
    <meta:editing-duration>PT18H49M31S</meta:editing-duration>
    <meta:editing-cycles>100</meta:editing-cycles>
    <meta:generator>LibreOffice/5.4.1.2.0$Linux_X86_64 LibreOffice_project/40m0$Build-2</meta:generator>
    <dc:creator>Philippe Latu</dc:creator>
    <meta:document-statistic meta:object-count="69"/>
  </office:meta>
</office:document-meta>
</file>